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4f8" officeooo:paragraph-rsid="000cc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! </text:p>
      <text:p text:style-name="P1"/>
      <text:p text:style-name="P1">¿Cómo va todo???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16:42:59.469000000</meta:creation-date>
    <dc:date>2025-06-07T16:43:16.645000000</dc:date>
    <meta:editing-duration>PT18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2"/>
    <meta:generator>LibreOffice/7.5.3.2$Windows_X86_64 LibreOffice_project/9f56dff12ba03b9acd7730a5a481eea045e468f3</meta:generator>
  </office:meta>
</office:document-meta>
</file>